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font-name="Comic Sans MS" fo:font-size="14pt"/>
    </style:style>
    <style:style style:name="T10" style:family="text">
      <style:text-properties style:font-name="Comic Sans MS" fo:font-size="24pt" fo:font-weight="bold"/>
    </style:style>
    <style:style style:name="T11" style:family="text">
      <style:text-properties fo:font-size="7pt"/>
    </style:style>
    <style:style style:name="T12" style:family="text">
      <style:text-properties fo:color="#000066" style:font-name="Verdana1"/>
    </style:style>
    <style:style style:name="T13" style:family="text">
      <style:text-properties fo:color="#000066" style:font-name="Verdana1" fo:font-weight="bold"/>
    </style:style>
    <style:style style:name="T14" style:family="text">
      <style:text-properties fo:color="#000066" style:font-name="Verdana1" fo:font-size="10pt"/>
    </style:style>
    <style:style style:name="T15" style:family="text">
      <style:text-properties fo:color="#000080" style:font-name="Verdana1" fo:font-size="10.5pt"/>
    </style:style>
    <style:style style:name="T16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7" style:family="text">
      <style:text-properties fo:color="#006666"/>
    </style:style>
    <style:style style:name="T18" style:family="text">
      <style:text-properties fo:color="#006666" style:font-name="Verdana1" fo:font-weight="bold"/>
    </style:style>
    <style:style style:name="T19" style:family="text">
      <style:text-properties fo:color="#006666" style:font-name="Verdana1" fo:font-size="14pt" fo:font-weight="bold"/>
    </style:style>
    <style:style style:name="T20" style:family="text">
      <style:text-properties fo:color="#ff0000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ef Chili (no beans)<text:line-break/><text:line-break/>2 ½ to 3 ½ lbs. Beef cut into small cubes<text:line-break/>1 can Rotel tomatoes<text:line-break/>1 8oz can tomato sauce<text:line-break/>1 8oz can water<text:line-break/>2 to 3 teaspoons chicken or beef broth flavoring<text:line-break/>1 cup water<text:line-break/>1 to 2 Tablespoons chili powder (to taste)<text:line-break/>½ t. salt<text:line-break/>¼ t. pepper <text:line-break/>1T corn meal<text:line-break/>1T water<text:line-break/><text:line-break/>Add all ingredients to crockpot except cornmeal and water. Cook on low for 6 to 8 hours. Mix cornmeal and water together and stir into chili in the last hour to thicken. I serve this with Refried Beans and Cornbre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43:42.32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99" meta:character-count="491"/>
  </office:meta>
</office:document-meta>
</file>